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325430530921071950" text:style-name="L1">
        <text:list-item>
          <text:p text:style-name="P1">Studio</text:p>
          <text:list>
            <text:list-item>
              <text:p text:style-name="P1">ID</text:p>
            </text:list-item>
            <text:list-item>
              <text:p text:style-name="P1">Name</text:p>
              <text:p text:style-name="P1"/>
            </text:list-item>
          </text:list>
        </text:list-item>
        <text:list-item>
          <text:p text:style-name="P1">Film_Studio</text:p>
          <text:list>
            <text:list-item>
              <text:p text:style-name="P1">FilmID</text:p>
            </text:list-item>
            <text:list-item>
              <text:p text:style-name="P1">StudioI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ominik Barkmann</meta:initial-creator>
    <meta:creation-date>2018-04-29T19:47:34.80</meta:creation-date>
    <dc:date>2018-04-29T20:39:53.03</dc:date>
    <dc:creator>Dominik Barkmann</dc:creator>
    <meta:editing-duration>PT52M14S</meta:editing-duration>
    <meta:editing-cycles>10</meta:editing-cycles>
    <meta:generator>OpenOffice/4.1.5$Win32 OpenOffice.org_project/415m1$Build-9789</meta:generator>
    <meta:document-statistic meta:table-count="0" meta:image-count="0" meta:object-count="0" meta:page-count="1" meta:paragraph-count="6" meta:word-count="12" meta:character-count="43"/>
  </office:meta>
</office:document-meta>
</file>